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ZSongS-Extended(SIP)" svg:font-family="FZSongS-Extended(SIP)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047in"/>
    </style:style>
    <style:style style:name="co2" style:family="table-column">
      <style:table-column-properties fo:break-before="auto" style:column-width="1.901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7in"/>
    </style:style>
    <style:style style:name="co5" style:family="table-column">
      <style:table-column-properties fo:break-before="auto" style:column-width="1.9in"/>
    </style:style>
    <style:style style:name="co6" style:family="table-column">
      <style:table-column-properties fo:break-before="auto" style:column-width="0.6984in"/>
    </style:style>
    <style:style style:name="co7" style:family="table-column">
      <style:table-column-properties fo:break-before="auto" style:column-width="0.7028in"/>
    </style:style>
    <style:style style:name="co8" style:family="table-column">
      <style:table-column-properties fo:break-before="auto" style:column-width="1.893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3.2984in" fo:break-before="auto" style:use-optimal-row-height="false"/>
    </style:style>
    <style:style style:name="ro4" style:family="table-row">
      <style:table-row-properties style:row-height="0.1992in" fo:break-before="auto" style:use-optimal-row-height="false"/>
    </style:style>
    <style:style style:name="ro5" style:family="table-row">
      <style:table-row-properties style:row-height="3.3in" fo:break-before="auto" style:use-optimal-row-height="false"/>
    </style:style>
    <style:style style:name="ro6" style:family="table-row">
      <style:table-row-properties style:row-height="0.5063in" fo:break-before="auto" style:use-optimal-row-height="true"/>
    </style:style>
    <style:style style:name="ro7" style:family="table-row">
      <style:table-row-properties style:row-height="0.322in" fo:break-before="auto" style:use-optimal-row-height="false"/>
    </style:style>
    <style:style style:name="ro8" style:family="table-row">
      <style:table-row-properties style:row-height="3.3047in" fo:break-before="auto" style:use-optimal-row-height="false"/>
    </style:style>
    <style:style style:name="ro9" style:family="table-row">
      <style:table-row-properties style:row-height="0.2528in" fo:break-before="auto" style:use-optimal-row-height="false"/>
    </style:style>
    <style:style style:name="ro10" style:family="table-row">
      <style:table-row-properties style:row-height="0.1681in" fo:break-before="auto" style:use-optimal-row-height="true"/>
    </style:style>
    <style:style style:name="ro1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wrap-option="wrap" fo:border="0.06pt solid #000000" style:vertical-align="middle"/>
      <style:text-properties fo:font-size="9pt" style:font-size-asian="9pt" style:font-size-complex="9pt"/>
    </style:style>
    <style:style style:name="ce5" style:family="table-cell" style:parent-style-name="Default">
      <style:table-cell-properties fo:background-color="#ffffaa" style:text-align-source="fix" style:repeat-content="false" fo:wrap-option="wrap" fo:border="0.06pt solid #000000" style:vertical-align="middle"/>
      <style:paragraph-properties fo:text-align="center" fo:margin-left="0in"/>
      <style:text-properties fo:color="#00d500"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ackground-color="transparent" fo:wrap-option="wrap" fo:border="0.06pt solid #000000" style:vertical-align="middle"/>
      <style:text-properties fo:font-size="9pt" style:font-size-asian="9pt" style:font-size-complex="9pt"/>
    </style:style>
    <style:style style:name="ce7" style:family="table-cell" style:parent-style-name="Default">
      <style:table-cell-properties fo:background-color="#d7f7f7" fo:wrap-option="wrap" fo:border="0.06pt solid #000000" style:vertical-align="middle"/>
      <style:text-properties fo:color="#0000ff" fo:font-size="9pt" style:font-size-asian="9pt" style:font-size-complex="9pt"/>
    </style:style>
    <style:style style:name="ce8" style:family="table-cell" style:parent-style-name="Default">
      <style:table-cell-properties fo:background-color="#d7f7f7" fo:wrap-option="wrap" fo:border="0.06pt solid #000000" style:vertical-align="middle"/>
      <style:text-properties fo:color="#0000ff" style:font-name="Liberation Sans" fo:font-size="9pt" style:font-name-asian="FZSongS-Extended(SIP)" style:font-size-asian="9pt" style:font-name-complex="Lohit Hindi" style:font-size-complex="9pt"/>
    </style:style>
    <style:style style:name="ce9" style:family="table-cell" style:parent-style-name="Default">
      <style:table-cell-properties fo:wrap-option="wrap" fo:border="0.06pt solid #000000" style:vertical-align="middle"/>
      <style:text-properties style:font-name="Liberation Sans" fo:font-size="9pt" style:font-name-asian="FZSongS-Extended(SIP)" style:font-size-asian="9pt" style:font-name-complex="Lohit Hindi" style:font-size-complex="9pt"/>
    </style:style>
    <style:style style:name="ce10" style:family="table-cell" style:parent-style-name="Default" style:data-style-name="N37">
      <style:table-cell-properties fo:background-color="#f3e1b5" style:text-align-source="fix" style:repeat-content="false" fo:wrap-option="wrap" fo:border="0.06pt solid #000000" style:vertical-align="middle"/>
      <style:paragraph-properties fo:text-align="center" fo:margin-left="0in"/>
      <style:text-properties fo:color="#b81233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1" style:family="table-cell" style:parent-style-name="Default">
      <style:table-cell-properties fo:background-color="#f3e1b5" style:text-align-source="fix" style:repeat-content="false" fo:wrap-option="wrap" fo:border="0.06pt solid #000000" style:vertical-align="middle"/>
      <style:paragraph-properties fo:text-align="center" fo:margin-left="0in"/>
      <style:text-properties fo:color="#b81233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2" style:family="table-cell" style:parent-style-name="Default">
      <style:table-cell-properties fo:wrap-option="wrap" fo:border="0.06pt solid #000000" style:vertical-align="middle"/>
    </style:style>
    <style:style style:name="ce13" style:family="table-cell" style:parent-style-name="Default">
      <style:table-cell-properties fo:background-color="#e5f5f7" fo:wrap-option="wrap" fo:border="0.06pt solid #000000" style:vertical-align="middle"/>
    </style:style>
    <style:style style:name="ce14" style:family="table-cell" style:parent-style-name="Default">
      <style:table-cell-properties fo:background-color="#ffe7ea" fo:wrap-option="wrap" fo:border="0.06pt solid #000000" style:vertical-align="middle"/>
    </style:style>
    <style:style style:name="ce15" style:family="table-cell" style:parent-style-name="Default">
      <style:table-cell-properties fo:background-color="#e5f5f7" fo:wrap-option="wrap" fo:border="0.06pt solid #000000" style:vertical-align="middle"/>
      <style:text-properties style:font-name="Liberation Sans" style:font-name-asian="FZSongS-Extended(SIP)" style:font-name-complex="Lohit Hindi"/>
    </style:style>
    <style:style style:name="ce16" style:family="table-cell" style:parent-style-name="Default">
      <style:table-cell-properties fo:background-color="#e5f5f7" style:text-align-source="fix" style:repeat-content="false" fo:wrap-option="wrap" fo:border="0.06pt solid #000000" style:vertical-align="middle"/>
      <style:paragraph-properties fo:text-align="start" fo:margin-left="0in"/>
    </style:style>
    <style:style style:name="T1" style:family="text">
      <style:text-properties fo:color="#ab00ab"/>
    </style:style>
    <style:style style:name="T2" style:family="text">
      <style:text-properties fo:color="#ab00ab" fo:font-size="9pt" fo:font-weight="bold" style:text-underline-style="solid" style:text-underline-width="auto" style:text-underline-color="font-color" fo:font-style="italic" style:font-size-asian="9pt" style:font-size-complex="9pt" style:font-weight-asian="bold" style:font-weight-complex="bold" style:font-style-asian="italic" style:font-style-complex="italic"/>
    </style:style>
    <style:style style:name="T3" style:family="text">
      <style:text-properties fo:color="#0000d5"/>
    </style:style>
    <style:style style:name="T4" style:family="text">
      <style:text-properties fo:color="#0000d5" fo:font-size="9pt" fo:font-weight="bold" style:text-underline-style="solid" style:text-underline-width="auto" style:text-underline-color="font-color" fo:font-style="italic" style:font-size-asian="9pt" style:font-size-complex="9pt" style:font-weight-asian="bold" style:font-weight-complex="bold" style:font-style-asian="italic" style:font-style-complex="italic"/>
    </style:style>
    <style:style style:name="T5" style:family="text">
      <style:text-properties fo:color="#ab00ab" style:text-underline-style="none" style:text-underline-color="font-color" fo:font-style="normal" style:font-style-asian="normal" style:font-style-complex="normal"/>
    </style:style>
    <style:style style:name="T6" style:family="text">
      <style:text-properties style:text-underline-style="none" style:text-underline-color="font-color" fo:font-style="normal" style:font-style-asian="normal" style:font-style-complex="normal"/>
    </style:style>
    <style:style style:name="T7" style:family="text">
      <style:text-properties fo:color="#0000ff" style:text-underline-style="none" style:text-underline-color="font-color" fo:font-style="normal" style:font-style-asian="normal" style:font-style-complex="normal"/>
    </style:style>
    <style:style style:name="T8" style:family="text">
      <style:text-properties fo:color="#ab00ab" fo:font-weight="bold" style:text-underline-style="none" style:text-underline-color="font-color" fo:font-style="normal" style:font-weight-asian="bold" style:font-weight-complex="bold" style:font-style-asian="normal" style:font-style-complex="normal"/>
    </style:style>
    <style:style style:name="T9" style:family="text">
      <style:text-properties style:text-underline-style="none" style:text-underline-color="font-color" fo:font-style="italic" style:font-style-asian="italic" style:font-style-complex="italic"/>
    </style:style>
    <style:style style:name="T10" style:family="text">
      <style:text-properties fo:color="#0000ff"/>
    </style:style>
    <style:style style:name="T11" style:family="text">
      <style:text-properties fo:color="#0000ff" fo:font-weight="bold" style:font-weight-asian="bold" style:font-weight-complex="bold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14" style:family="text"/>
    <style:style style:name="T15" style:family="text">
      <style:text-properties style:text-underline-style="solid" style:text-underline-width="auto" style:text-underline-color="font-color" fo:font-style="italic" style:font-style-asian="italic" style:font-style-complex="italic"/>
    </style:style>
  </office:automatic-styles>
  <office:body>
    <office:spreadsheet>
      <table:table table:name="PRB-Newbie - Week 1" table:style-name="ta1">
        <table:table-column table:style-name="co1" table:default-cell-style-name="ce2"/>
        <table:table-column table:style-name="co2" table:default-cell-style-name="Default"/>
        <table:table-column table:style-name="co2" table:number-columns-repeated="2" table:default-cell-style-name="ce4"/>
        <table:table-column table:style-name="co2" table:default-cell-style-name="Default"/>
        <table:table-column table:style-name="co2" table:default-cell-style-name="ce8"/>
        <table:table-row table:style-name="ro1">
          <table:table-cell table:style-name="ce1" office:value-type="string" calcext:value-type="string" table:number-columns-spanned="6" table:number-rows-spanned="1">
            <text:p>PARSEC Ruby Bootcamp – Newbie – Week 1</text:p>
          </table:table-cell>
          <table:covered-table-cell/>
          <table:covered-table-cell table:number-columns-repeated="2" table:style-name="Default"/>
          <table:covered-table-cell/>
          <table:covered-table-cell table:style-name="Default"/>
        </table:table-row>
        <table:table-row table:style-name="ro2">
          <table:table-cell table:style-name="Default"/>
          <table:table-cell table:style-name="ce3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</table:table-row>
        <table:table-row table:style-name="ro3">
          <table:table-cell office:value-type="string" calcext:value-type="string">
            <text:p><text:span text:style-name="T1">9:00am</text:span></text:p>
            <text:p/>
            <text:p/>
            <text:p/>
            <text:p/>
            <text:p/>
            <text:p/>
            <text:p/>
            <text:p/>
            <text:p/>
            <text:p/>
            <text:p><text:span text:style-name="T2">Morning</text:span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<text:span text:style-name="T1">12:00am</text:span></text:p>
          </table:table-cell>
          <table:table-cell table:style-name="ce4" office:value-type="string" calcext:value-type="string">
            <text:p><text:span text:style-name="T1">1. Introductions: instructor</text:span></text:p>
            <text:p><text:span text:style-name="T5">    and students</text:span></text:p>
            <text:p/>
            <text:p><text:span text:style-name="T6">2. Week/class overview</text:span></text:p>
            <text:p/>
            <text:p><text:span text:style-name="T6">3. Setting the stage:</text:span></text:p>
            <text:p><text:span text:style-name="T6">  ● Why are you here?</text:span></text:p>
            <text:p><text:span text:style-name="T6">  ● Experience &amp; expectations?</text:span></text:p>
            <text:p><text:span text:style-name="T6">  ● What is Ruby?</text:span></text:p>
            <text:p><text:span text:style-name="T6">  ● What's Ruby used for?</text:span></text:p>
            <text:p/>
            <text:p><text:span text:style-name="T6">4. The Ruby programming language... from 5,000 feet</text:span></text:p>
            <text:p>  ● Just enough Ruby to start...</text:p>
            <text:p>  ● Reading Ruby code...</text:p>
          </table:table-cell>
          <table:table-cell office:value-type="string" calcext:value-type="string">
            <text:p>1. Teams – we all help each other... no one left behind!</text:p>
            <text:p/>
            <text:p>2. Intro to Pair-Programming –</text:p>
            <text:p>  ● All Labs are pair-pro...</text:p>
            <text:p>  ● Team projects are bigger!</text:p>
            <text:p/>
            <text:p><text:span text:style-name="T8">3. Lab – featuring:</text:span></text:p>
            <text:p><text:span text:style-name="T8">  ● Getting comfortable with</text:span></text:p>
            <text:p><text:span text:style-name="T8">     the Sublime Text editor</text:span></text:p>
            <text:p/>
            <text:p>4. Ruby … getting started:</text:p>
            <text:p><text:span text:style-name="T6">  ● puts (output)</text:span></text:p>
            <text:p><text:span text:style-name="T6">  ● gets (input)</text:span></text:p>
            <text:p><text:span text:style-name="T6">  ● Strings, interpolation</text:span></text:p>
            <text:p><text:span text:style-name="T6">  ● Everything returns an object</text:span></text:p>
            <text:p><text:span text:style-name="T6">  ● What’s true? ...what’s false?</text:span></text:p>
          </table:table-cell>
          <table:table-cell office:value-type="string" calcext:value-type="string">
            <text:p><text:span text:style-name="T1">1. Questions – no one gets</text:span></text:p>
            <text:p><text:span text:style-name="T1">    left behind!</text:span></text:p>
            <text:p/>
            <text:p><text:span text:style-name="T6">2. Gentle intro to OOPS...</text:span></text:p>
            <text:p><text:span text:style-name="T6">  ● What is an Object</text:span></text:p>
            <text:p><text:span text:style-name="T6">  ● Methods and Messages</text:span></text:p>
            <text:p><text:span text:style-name="T6">  ● Data – </text:span><text:span text:style-name="T9">everything</text:span><text:span text:style-name="T6"> is</text:span></text:p>
            <text:p><text:span text:style-name="T6">     an Object!</text:span></text:p>
            <text:p><text:span text:style-name="T6">  ● Why is this important?</text:span></text:p>
            <text:p/>
            <text:p>3. Calling “subroutines”</text:p>
            <text:p><text:span text:style-name="T6">  ● Method invocation</text:span></text:p>
            <text:p><text:span text:style-name="T6">  ● What is a message?</text:span></text:p>
            <text:p><text:span text:style-name="T6">  ● Arguments, parameters,</text:span></text:p>
            <text:p><text:span text:style-name="T6">     and defaults</text:span></text:p>
            <text:p><text:span text:style-name="T6">  ● return values</text:span></text:p>
            <text:p/>
            <text:p/>
          </table:table-cell>
          <table:table-cell table:style-name="ce4" office:value-type="string" calcext:value-type="string">
            <text:p><text:span text:style-name="T1">1. Questions – leave no</text:span></text:p>
            <text:p><text:span text:style-name="T1">    teammate behind!</text:span></text:p>
            <text:p/>
            <text:p>2. Intro to Git –</text:p>
            <text:p>  ● Initializing your</text:p>
            <text:p>     repository</text:p>
            <text:p>  ● Checking in source code</text:p>
            <text:p>  ● Repository status</text:p>
            <text:p/>
            <text:p>3. The Ruby Library –</text:p>
            <text:p>  ● Intro to the Library Routines</text:p>
            <text:p>  ● Survey: the good ones...</text:p>
            <text:p/>
            <text:p><text:span text:style-name="T10">4. Intro to Team Project </text:span><text:span text:style-name="T11">#1</text:span></text:p>
            <text:p><text:span text:style-name="T10">  ● Team organization –</text:span></text:p>
            <text:p><text:span text:style-name="T10">     teams selected and named</text:span></text:p>
            <text:p><text:span text:style-name="T10">  ● Discussion of project</text:span></text:p>
            <text:p><text:span text:style-name="T10">  ● Clarifications</text:span></text:p>
            <text:p><text:span text:style-name="T10">  ● Expectations</text:span></text:p>
            <text:p><text:span text:style-name="T10">  ● Project setups</text:span></text:p>
          </table:table-cell>
          <table:table-cell office:value-type="string" calcext:value-type="string">
            <text:p><text:span text:style-name="T1">1. Questions – leave no</text:span></text:p>
            <text:p><text:span text:style-name="T1">    teammate behind!</text:span></text:p>
            <text:p/>
            <text:p>2. Team status reports (brief!) –</text:p>
            <text:p>  ● Class feedback &amp; help to</text:p>
            <text:p>     each team...</text:p>
            <text:p>  ● How is Ruby helping you to</text:p>
            <text:p>     rapid-prototype and develop?</text:p>
            <text:p/>
            <text:p>3. Team coding session...</text:p>
          </table:table-cell>
        </table:table-row>
        <table:table-row table:style-name="ro4">
          <table:table-cell/>
          <table:table-cell table:number-columns-repeated="5" table:style-name="ce5" office:value-type="string" calcext:value-type="string">
            <text:p>[ Lunch Break ]</text:p>
          </table:table-cell>
        </table:table-row>
        <table:table-row table:style-name="ro3">
          <table:table-cell office:value-type="string" calcext:value-type="string">
            <text:p><text:span text:style-name="T3">1:00pm</text:span></text:p>
            <text:p/>
            <text:p/>
            <text:p/>
            <text:p/>
            <text:p/>
            <text:p/>
            <text:p/>
            <text:p/>
            <text:p/>
            <text:p/>
            <text:p><text:span text:style-name="T4">Afternoon</text:span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<text:span text:style-name="T3">5:00pm</text:span></text:p>
          </table:table-cell>
          <table:table-cell table:style-name="ce6" office:value-type="string" calcext:value-type="string">
            <text:p><text:span text:style-name="T7">5. Team-building... What is collaboration? How do software development teams work?</text:span></text:p>
            <text:p/>
            <text:p><text:span text:style-name="T1">6. Laptop setup – Linux, login, command line (bash), Sublime Text (editing), creating project directories</text:span></text:p>
            <text:p/>
            <text:p>7. Resources:</text:p>
            <text:p><text:span text:style-name="T6">  ● Laptops</text:span></text:p>
            <text:p><text:span text:style-name="T6">  ● Linux &amp; Command Line</text:span></text:p>
            <text:p><text:span text:style-name="T6">  ● RVM &amp; Ruby</text:span></text:p>
            <text:p><text:span text:style-name="T6">  ● Sublime Text (editor)</text:span></text:p>
          </table:table-cell>
          <table:table-cell office:value-type="string" calcext:value-type="string">
            <text:p>5. Ruby</text:p>
            <text:p><text:span text:style-name="T6">  ● Statements, expressions</text:span></text:p>
            <text:p><text:span text:style-name="T6">  ● Flow control</text:span></text:p>
            <text:p><text:span text:style-name="T6">  ● if/then/else and case</text:span></text:p>
            <text:p><text:span text:style-name="T6">  ● loops</text:span></text:p>
            <text:p><text:span text:style-name="T6">  ● iterators</text:span></text:p>
            <text:p><text:span text:style-name="T6">  ● intro to Blocks</text:span></text:p>
            <text:p/>
            <text:p><text:span text:style-name="T6">6. Ruby program structure –</text:span></text:p>
            <text:p><text:span text:style-name="T6">    the big picture...</text:span></text:p>
            <text:p/>
            <text:p><text:span text:style-name="T6">7. The name of the thing:</text:span></text:p>
            <text:p><text:span text:style-name="T6">    naming Ruby programs,</text:span></text:p>
            <text:p><text:span text:style-name="T6">    files, and more...</text:span></text:p>
            <text:p/>
            <text:p><text:span text:style-name="T8">8. Lab – featuring:</text:span></text:p>
            <text:p><text:span text:style-name="T8">  ● REPL – irb</text:span></text:p>
            <text:p><text:span text:style-name="T8">  ● Scales and études</text:span></text:p>
          </table:table-cell>
          <table:table-cell office:value-type="string" calcext:value-type="string">
            <text:p><text:span text:style-name="T6">4. Data in more depth...</text:span></text:p>
            <text:p><text:span text:style-name="T6">  ● Data types?</text:span></text:p>
            <text:p><text:span text:style-name="T6">  ● Duck typing!</text:span></text:p>
            <text:p><text:span text:style-name="T6">  ● Ruby's built-in Data Objects:</text:span></text:p>
            <text:p><text:span text:style-name="T6">     Numeric, String, Array, Hash</text:span></text:p>
            <text:p><text:span text:style-name="T6">  ● Enumeration vs Iteration</text:span></text:p>
            <text:p/>
            <text:p>5. Team development –</text:p>
            <text:p><text:span text:style-name="T6">  ● Presenting to team</text:span></text:p>
            <text:p><text:span text:style-name="T6">  ● Reading/understanding</text:span></text:p>
            <text:p><text:span text:style-name="T6">     someone else's code...</text:span></text:p>
            <text:p><text:span text:style-name="T6">  ● Code review etiquette</text:span></text:p>
            <text:p><text:span text:style-name="T6">  ● How to work in and</text:span></text:p>
            <text:p><text:span text:style-name="T6">     contribute to a coding</text:span></text:p>
            <text:p><text:span text:style-name="T6">     team...</text:span></text:p>
            <text:p/>
            <text:p><text:span text:style-name="T8">6. Lab – featuring:</text:span></text:p>
            <text:p><text:span text:style-name="T8">  ● Edit/test/debug cycle</text:span></text:p>
            <text:p><text:span text:style-name="T8">  ● Scales and études</text:span></text:p>
            <text:p/>
          </table:table-cell>
          <table:table-cell table:style-name="ce7" office:value-type="string" calcext:value-type="string">
            <text:p>5. Team breakouts –</text:p>
            <text:p>  ● Discuss approach and</text:p>
            <text:p>     methodology</text:p>
            <text:p>  ● Select roles: captain, scribe,</text:p>
            <text:p>     archivist &amp; spokesperson</text:p>
            <text:p>  ● Discuss program design,</text:p>
            <text:p>     how to get started...</text:p>
            <text:p/>
            <text:p>6. Team coding session...</text:p>
            <text:p/>
            <text:p>7. Session wrap-up – what’s</text:p>
            <text:p>    going well, what’s in the way?</text:p>
          </table:table-cell>
          <table:table-cell office:value-type="string" calcext:value-type="string">
            <text:p>4. Team coding session...</text:p>
            <text:p>    Wrap-up! (~90 minutes)</text:p>
            <text:p/>
            <text:p>5. Team presentations of working</text:p>
            <text:p>    code/programs to class...</text:p>
            <text:p/>
            <text:p>6. Evaluations –</text:p>
            <text:p>  ● Best design</text:p>
            <text:p>  ● Best code/implementation</text:p>
            <text:p>  ● Best documentation</text:p>
            <text:p>  ● Best presentation</text:p>
            <text:p>  ● Best teamwork</text:p>
          </table:table-cell>
        </table:table-row>
      </table:table>
      <table:table table:name="PRB-Foundational - Week 2" table:style-name="ta1">
        <table:table-column table:style-name="co4" table:default-cell-style-name="ce2"/>
        <table:table-column table:style-name="co5" table:default-cell-style-name="ce4"/>
        <table:table-column table:style-name="co5" table:default-cell-style-name="ce9"/>
        <table:table-column table:style-name="co5" table:number-columns-repeated="2" table:default-cell-style-name="Default"/>
        <table:table-column table:style-name="co5" table:default-cell-style-name="ce8"/>
        <table:table-row table:style-name="ro1">
          <table:table-cell table:style-name="ce1" office:value-type="string" calcext:value-type="string" table:number-columns-spanned="6" table:number-rows-spanned="1">
            <text:p>PARSEC Ruby Bootcamp – Foundational – Week 2</text:p>
          </table:table-cell>
          <table:covered-table-cell table:number-columns-repeated="2" table:style-name="Default"/>
          <table:covered-table-cell table:number-columns-repeated="2"/>
          <table:covered-table-cell table:style-name="Default"/>
        </table:table-row>
        <table:table-row table:style-name="ro2">
          <table:table-cell table:style-name="Default"/>
          <table:table-cell table:style-name="ce3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</table:table-row>
        <table:table-row table:style-name="ro5">
          <table:table-cell office:value-type="string" calcext:value-type="string">
            <text:p><text:span text:style-name="T1">9:00am</text:span></text:p>
            <text:p/>
            <text:p/>
            <text:p/>
            <text:p/>
            <text:p/>
            <text:p/>
            <text:p/>
            <text:p/>
            <text:p/>
            <text:p/>
            <text:p><text:span text:style-name="T2">Morning</text:span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<text:span text:style-name="T1">12:00am</text:span></text:p>
          </table:table-cell>
          <table:table-cell office:value-type="string" calcext:value-type="string">
            <text:p>1. Strings are powerful –</text:p>
            <text:p>  ● Interpolation “#{s}”</text:p>
            <text:p>  ● Searching and substitutions</text:p>
            <text:p>  ● Other String lib-methods</text:p>
            <text:p/>
            <text:p>2. Intro to RegExs</text:p>
            <text:p>    (regular expressions) –</text:p>
            <text:p>  ● What good is a regex?</text:p>
            <text:p>  ● Pattern matching</text:p>
            <text:p>  ● Regex compared to other</text:p>
            <text:p>     string operations</text:p>
          </table:table-cell>
          <table:table-cell office:value-type="string" calcext:value-type="string">
            <text:p>1. Building a command line</text:p>
            <text:p>    interface –</text:p>
            <text:p>  ● by-hand, the hard way...</text:p>
            <text:p>  ● with the OptionParser gem...</text:p>
            <text:p>  ● making the Ruby program</text:p>
            <text:p>     respond to com-line options</text:p>
            <text:p/>
            <text:p>2. Configuration files –</text:p>
            <text:p>  ● with the YAML gem...</text:p>
            <text:p>  ● interaction with com-line</text:p>
            <text:p>     options...</text:p>
          </table:table-cell>
          <table:table-cell table:style-name="ce9" office:value-type="string" calcext:value-type="string">
            <text:p><text:span text:style-name="T1">1. Questions – leave no</text:span></text:p>
            <text:p><text:span text:style-name="T1">    teammate behind!</text:span></text:p>
            <text:p/>
            <text:p><text:span text:style-name="T10">2. Intro to Team Project </text:span><text:span text:style-name="T11">#2</text:span></text:p>
            <text:p><text:span text:style-name="T10">  ● Team organization – new</text:span></text:p>
            <text:p><text:span text:style-name="T10">     teams selected and named</text:span></text:p>
            <text:p><text:span text:style-name="T10">  ● Discussion of project</text:span></text:p>
            <text:p><text:span text:style-name="T10">  ● Clarifications</text:span></text:p>
            <text:p><text:span text:style-name="T10">  ● Expectations</text:span></text:p>
            <text:p><text:span text:style-name="T10">  ● Project setups</text:span></text:p>
          </table:table-cell>
          <table:table-cell table:style-name="ce7" office:value-type="string" calcext:value-type="string">
            <text:p><text:span text:style-name="T1">1. Questions – leave no</text:span></text:p>
            <text:p><text:span text:style-name="T1">    teammate behind!</text:span></text:p>
            <text:p/>
            <text:p>2. Team coding session...</text:p>
            <text:p/>
            <text:p>3. Session wrap-up – what’s</text:p>
            <text:p>    going well, what’s in the way?</text:p>
          </table:table-cell>
          <table:table-cell office:value-type="string" calcext:value-type="string">
            <text:p><text:span text:style-name="T1">1. Questions – leave no</text:span></text:p>
            <text:p><text:span text:style-name="T1">    teammate behind!</text:span></text:p>
            <text:p/>
            <text:p>2. Team status reports (brief!) –</text:p>
            <text:p>  ● Class feedback &amp; help to</text:p>
            <text:p>     each team...</text:p>
            <text:p>  ● How is Ruby helping you to</text:p>
            <text:p>     rapid-prototype and develop?</text:p>
            <text:p/>
            <text:p>3. Team coding session...</text:p>
          </table:table-cell>
        </table:table-row>
        <table:table-row table:style-name="ro4">
          <table:table-cell/>
          <table:table-cell table:number-columns-repeated="5" table:style-name="ce5" office:value-type="string" calcext:value-type="string">
            <text:p>[ Lunch Break ]</text:p>
          </table:table-cell>
        </table:table-row>
        <table:table-row table:style-name="ro5">
          <table:table-cell office:value-type="string" calcext:value-type="string">
            <text:p><text:span text:style-name="T3">1:00pm</text:span></text:p>
            <text:p/>
            <text:p/>
            <text:p/>
            <text:p/>
            <text:p/>
            <text:p/>
            <text:p/>
            <text:p/>
            <text:p/>
            <text:p/>
            <text:p><text:span text:style-name="T4">Afternoon</text:span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<text:span text:style-name="T3">5:00pm</text:span></text:p>
          </table:table-cell>
          <table:table-cell office:value-type="string" calcext:value-type="string">
            <text:p>3. More fun with Ruby Library –</text:p>
            <text:p>  ● String class methods</text:p>
            <text:p>  ● Numeric class methods</text:p>
            <text:p>  ● Hash &amp; Array methods</text:p>
            <text:p>  ● File class methods</text:p>
            <text:p>  ● Kernel &amp; Process methods</text:p>
            <text:p>  ● Finding the hard-to-find ones</text:p>
            <text:p/>
            <text:p>4. Intro to Ruby Gems –</text:p>
            <text:p>  ● What are “Gems”?</text:p>
            <text:p>  ● Where do they come from?</text:p>
            <text:p>  ● How are they organized?</text:p>
            <text:p>  ● How to find “the good ones”?</text:p>
            <text:p/>
            <text:p><text:span text:style-name="T8">5. Lab – featuring:</text:span></text:p>
            <text:p><text:span text:style-name="T8">  ● Scales and études</text:span></text:p>
          </table:table-cell>
          <table:table-cell office:value-type="string" calcext:value-type="string">
            <text:p>3. Intro to Debugging –</text:p>
            <text:p>  ● The print/puts method</text:p>
            <text:p>  ● Responding to the com-line:</text:p>
            <text:p>     ...if options[:verbose]</text:p>
            <text:p>     and ...if options[:debug]</text:p>
            <text:p>  ● Ruby debugger</text:p>
            <text:p>  ● pry</text:p>
            <text:p/>
            <text:p><text:span text:style-name="T8">4. Lab – featuring:</text:span></text:p>
            <text:p><text:span text:style-name="T8">  ● Scales and études</text:span></text:p>
          </table:table-cell>
          <table:table-cell table:style-name="ce7" office:value-type="string" calcext:value-type="string">
            <text:p>3. Team breakouts –</text:p>
            <text:p>  ● Discuss approach and</text:p>
            <text:p>     methodology</text:p>
            <text:p>  ● Select roles: captain, scribe,</text:p>
            <text:p>     archivist &amp; spokesperson</text:p>
            <text:p>  ● Discuss program design,</text:p>
            <text:p>     how to get started...</text:p>
            <text:p/>
            <text:p>4. Team coding session...</text:p>
            <text:p/>
            <text:p>5. Session wrap-up – what’s</text:p>
            <text:p>    going well, what’s in the way?</text:p>
          </table:table-cell>
          <table:table-cell table:style-name="ce10" office:value-type="string" calcext:value-type="string">
            <text:p>Guest Speaker</text:p>
            <text:p><text:span text:style-name="T12">Special Presentation</text:span>:</text:p>
            <text:p>Working on a</text:p>
            <text:p>Ruby Project Team;</text:p>
            <text:p>your first Ruby job</text:p>
          </table:table-cell>
          <table:table-cell office:value-type="string" calcext:value-type="string">
            <text:p>4. Team coding session...</text:p>
            <text:p>    Wrap-up! (~90 minutes)</text:p>
            <text:p/>
            <text:p>5. Team presentations of working</text:p>
            <text:p>    code/programs to class...</text:p>
            <text:p/>
            <text:p>6. Evaluations –</text:p>
            <text:p>  ● Best design</text:p>
            <text:p>  ● Best code/implementation</text:p>
            <text:p>  ● Best documentation</text:p>
            <text:p>  ● Best presentation</text:p>
            <text:p>  ● Best teamwork</text:p>
          </table:table-cell>
        </table:table-row>
      </table:table>
      <table:table table:name="PRB-Essentials - Week 3" table:style-name="ta1">
        <table:table-column table:style-name="co4" table:default-cell-style-name="ce2"/>
        <table:table-column table:style-name="co5" table:number-columns-repeated="2" table:default-cell-style-name="ce4"/>
        <table:table-column table:style-name="co5" table:default-cell-style-name="ce7"/>
        <table:table-column table:style-name="co5" table:default-cell-style-name="Default"/>
        <table:table-column table:style-name="co5" table:default-cell-style-name="ce8"/>
        <table:table-row table:style-name="ro1">
          <table:table-cell table:style-name="ce1" office:value-type="string" calcext:value-type="string" table:number-columns-spanned="6" table:number-rows-spanned="1">
            <text:p>PARSEC Ruby Bootcamp – Essentials – Week 3</text:p>
          </table:table-cell>
          <table:covered-table-cell table:number-columns-repeated="3" table:style-name="Default"/>
          <table:covered-table-cell/>
          <table:covered-table-cell table:style-name="Default"/>
        </table:table-row>
        <table:table-row table:style-name="ro2">
          <table:table-cell table:style-name="Default"/>
          <table:table-cell table:style-name="ce3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</table:table-row>
        <table:table-row table:style-name="ro5">
          <table:table-cell office:value-type="string" calcext:value-type="string">
            <text:p><text:span text:style-name="T1">9:00am</text:span></text:p>
            <text:p/>
            <text:p/>
            <text:p/>
            <text:p/>
            <text:p/>
            <text:p/>
            <text:p/>
            <text:p/>
            <text:p/>
            <text:p/>
            <text:p><text:span text:style-name="T2">Morning</text:span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<text:span text:style-name="T1">12:00am</text:span></text:p>
          </table:table-cell>
          <table:table-cell office:value-type="string" calcext:value-type="string">
            <text:p><text:span text:style-name="T1">1. Introductions: instructor</text:span></text:p>
            <text:p><text:span text:style-name="T5">    and students</text:span></text:p>
            <text:p/>
            <text:p><text:span text:style-name="T6">2. Week/class overview</text:span></text:p>
            <text:p/>
            <text:p><text:span text:style-name="T6">3. Ruby Review – the basics</text:span></text:p>
            <text:p><text:span text:style-name="T6">    are comfortable...</text:span></text:p>
            <text:p>  ● Idioms</text:p>
            <text:p/>
            <text:p><text:span text:style-name="T6">4. Methods</text:span></text:p>
            <text:p>  ● Invoking a method</text:p>
            <text:p>  ● Defining a method</text:p>
          </table:table-cell>
          <table:table-cell office:value-type="string" calcext:value-type="string">
            <text:p>1. Method taxonomy –</text:p>
            <text:p>  ● Instance methods</text:p>
            <text:p>  ● Class methods</text:p>
            <text:p>  ● The Singleton method</text:p>
            <text:p>  ● What is <text:span text:style-name="T12">self</text:span></text:p>
            <text:p/>
            <text:p>2. The Ruby OO-model</text:p>
            <text:p>  ● Everything is an Object</text:p>
            <text:p>  ● What’s an Object?</text:p>
            <text:p>  ● What’s an Attribute?</text:p>
            <text:p>  ● Modules and Classes</text:p>
            <text:p>  ● Modules Mixin</text:p>
            <text:p>  ● Class Inheritance</text:p>
            <text:p>  ● Open Classes</text:p>
            <text:p>  ● The Monkeypatch</text:p>
          </table:table-cell>
          <table:table-cell office:value-type="string" calcext:value-type="string">
            <text:p><text:span text:style-name="T10">1. Intro to Team Project </text:span><text:span text:style-name="T11">#3</text:span></text:p>
            <text:p><text:span text:style-name="T10">  ● Team organization – new</text:span></text:p>
            <text:p><text:span text:style-name="T10">     teams selected and named</text:span></text:p>
            <text:p>  ● Discuss approach and</text:p>
            <text:p>     methodology</text:p>
            <text:p>  ● Select roles: captain, scribe,</text:p>
            <text:p>     archivist &amp; spokesperson</text:p>
            <text:p>  ● Discuss program design,</text:p>
            <text:p>     how to get started...</text:p>
            <text:p/>
            <text:p>2. Team coding session...</text:p>
            <text:p/>
          </table:table-cell>
          <table:table-cell table:style-name="ce7" office:value-type="string" calcext:value-type="string">
            <text:p><text:span text:style-name="T1">1. Questions – leave no</text:span></text:p>
            <text:p><text:span text:style-name="T1">    teammate behind!</text:span></text:p>
            <text:p/>
            <text:p>2. Team coding session...</text:p>
            <text:p/>
            <text:p>3. Session wrap-up – what’s</text:p>
            <text:p>    going well, what’s in the way?</text:p>
          </table:table-cell>
          <table:table-cell office:value-type="string" calcext:value-type="string">
            <text:p><text:span text:style-name="T1">1. Questions – leave no</text:span></text:p>
            <text:p><text:span text:style-name="T1">    teammate behind!</text:span></text:p>
            <text:p/>
            <text:p>2. Team status reports (brief!) –</text:p>
            <text:p>  ● Class feedback &amp; help to</text:p>
            <text:p>     each team...</text:p>
            <text:p>  ● How is Ruby helping you to</text:p>
            <text:p>     rapid-prototype and develop?</text:p>
            <text:p/>
            <text:p>3. Team coding session...</text:p>
          </table:table-cell>
        </table:table-row>
        <table:table-row table:style-name="ro4">
          <table:table-cell/>
          <table:table-cell table:number-columns-repeated="5" table:style-name="ce5" office:value-type="string" calcext:value-type="string">
            <text:p>[ Lunch Break ]</text:p>
          </table:table-cell>
        </table:table-row>
        <table:table-row table:style-name="ro5">
          <table:table-cell office:value-type="string" calcext:value-type="string">
            <text:p><text:span text:style-name="T3">1:00pm</text:span></text:p>
            <text:p/>
            <text:p/>
            <text:p/>
            <text:p/>
            <text:p/>
            <text:p/>
            <text:p/>
            <text:p/>
            <text:p/>
            <text:p/>
            <text:p><text:span text:style-name="T4">Afternoon</text:span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<text:span text:style-name="T3">5:00pm</text:span></text:p>
          </table:table-cell>
          <table:table-cell office:value-type="string" calcext:value-type="string">
            <text:p>5. Methods (continued)</text:p>
            <text:p>  ● Parameters</text:p>
            <text:p>     – defining</text:p>
            <text:p>     – default values</text:p>
            <text:p>     – aggregates (splat)</text:p>
            <text:p>     – keyword (hash)</text:p>
            <text:p>     – variable length arg-lists</text:p>
            <text:p>     – block</text:p>
            <text:p/>
            <text:p>6. Classes –</text:p>
            <text:p>  ● foo = Foo.new( … )</text:p>
            <text:p>  ● The initialize method</text:p>
            <text:p>  ● Class attributes and</text:p>
            <text:p>     attr_* macros</text:p>
          </table:table-cell>
          <table:table-cell office:value-type="string" calcext:value-type="string">
            <text:p>3. Object Scoping</text:p>
            <text:p>  ● Constants &amp; Globals</text:p>
            <text:p>  ● Instance Variables</text:p>
            <text:p>  ● Class Variables</text:p>
            <text:p/>
            <text:p>4. Duck typing</text:p>
            <text:p/>
            <text:p>5. Errors and Exceptions</text:p>
            <text:p>  ● begin/rescue/...</text:p>
            <text:p>  ● raise</text:p>
            <text:p>  ● throw/catch</text:p>
            <text:p/>
            <text:p><text:span text:style-name="T13">6. Access control</text:span></text:p>
            <text:p><text:span text:style-name="T13">  ● Public methods</text:span></text:p>
            <text:p><text:span text:style-name="T13">  ● Protected methods</text:span></text:p>
            <text:p><text:span text:style-name="T13">  ● Private methods</text:span></text:p>
            <text:p><text:span text:style-name="T13">  ● Aliases</text:span></text:p>
            <text:p/>
            <text:p><text:span text:style-name="T8">7. Lab – featuring:</text:span></text:p>
            <text:p><text:span text:style-name="T8">  ● Scales and études</text:span></text:p>
          </table:table-cell>
          <table:table-cell office:value-type="string" calcext:value-type="string">
            <text:p>3. Team coding session...</text:p>
            <text:p/>
            <text:p>4. Session wrap-up – what’s</text:p>
            <text:p><text:span text:style-name="T14">    going well, what’s in the way?</text:span></text:p>
          </table:table-cell>
          <table:table-cell table:style-name="ce11" office:value-type="string" calcext:value-type="string">
            <text:p>Guest Speaker</text:p>
            <text:p><text:span text:style-name="T12">Special Presentation</text:span>:</text:p>
            <text:p>What Does It Take</text:p>
            <text:p>to be a Great</text:p>
            <text:p>Software Developer</text:p>
          </table:table-cell>
          <table:table-cell office:value-type="string" calcext:value-type="string">
            <text:p>4. Team coding session...</text:p>
            <text:p>    Wrap-up! (~90 minutes)</text:p>
            <text:p/>
            <text:p>5. Team presentations of working</text:p>
            <text:p>    code/programs to class...</text:p>
            <text:p/>
            <text:p>6. Evaluations –</text:p>
            <text:p>  ● Best design</text:p>
            <text:p>  ● Best code/implementation</text:p>
            <text:p>  ● Best documentation</text:p>
            <text:p>  ● Best presentation</text:p>
            <text:p>  ● Best teamwork</text:p>
          </table:table-cell>
        </table:table-row>
      </table:table>
      <table:table table:name="PRB-(Meta)Mastery - Week 4" table:style-name="ta1">
        <table:table-column table:style-name="co6" table:default-cell-style-name="ce2"/>
        <table:table-column table:style-name="co5" table:default-cell-style-name="ce4"/>
        <table:table-column table:style-name="co5" table:default-cell-style-name="Default"/>
        <table:table-column table:style-name="co5" table:default-cell-style-name="ce7"/>
        <table:table-column table:style-name="co5" table:default-cell-style-name="Default"/>
        <table:table-column table:style-name="co5" table:default-cell-style-name="ce8"/>
        <table:table-row table:style-name="ro1">
          <table:table-cell table:style-name="ce1" office:value-type="string" calcext:value-type="string" table:number-columns-spanned="6" table:number-rows-spanned="1">
            <text:p>PARSEC Ruby Bootcamp – (Meta)Mastery – Week 4</text:p>
          </table:table-cell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</table:table-row>
        <table:table-row table:style-name="ro2">
          <table:table-cell table:style-name="Default"/>
          <table:table-cell table:style-name="ce3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</table:table-row>
        <table:table-row table:style-name="ro5">
          <table:table-cell office:value-type="string" calcext:value-type="string">
            <text:p><text:span text:style-name="T1">9:00am</text:span></text:p>
            <text:p/>
            <text:p/>
            <text:p/>
            <text:p/>
            <text:p/>
            <text:p/>
            <text:p/>
            <text:p/>
            <text:p/>
            <text:p/>
            <text:p><text:span text:style-name="T2">Morning</text:span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<text:span text:style-name="T1">12:00am</text:span></text:p>
          </table:table-cell>
          <table:table-cell office:value-type="string" calcext:value-type="string">
            <text:p><text:span text:style-name="T1">1. Introductions: instructor</text:span></text:p>
            <text:p><text:span text:style-name="T5">    and students</text:span></text:p>
            <text:p/>
            <text:p><text:span text:style-name="T6">2. Week/class overview</text:span></text:p>
            <text:p/>
            <text:p><text:span text:style-name="T6">3. Ruby Review – The basics</text:span></text:p>
            <text:p><text:span text:style-name="T6">    are mastered...</text:span></text:p>
            <text:p/>
            <text:p><text:span text:style-name="T6">4. Advanced Ruby</text:span></text:p>
            <text:p>  ● Lots of code examples</text:p>
          </table:table-cell>
          <table:table-cell table:style-name="ce4" office:value-type="string" calcext:value-type="string">
            <text:p>1. Rake – Ruby’s answer to</text:p>
            <text:p>    make... on steroids</text:p>
            <text:p/>
            <text:p>2. Code walkthroughs:</text:p>
            <text:p>  ● Sample Gems</text:p>
            <text:p>  ● Rake idioms</text:p>
            <text:p>  ● Building and submitting</text:p>
            <text:p>     a Ruby Gem</text:p>
          </table:table-cell>
          <table:table-cell office:value-type="string" calcext:value-type="string">
            <text:p><text:span text:style-name="T10">1. Intro to Team Project </text:span><text:span text:style-name="T11">#4</text:span></text:p>
            <text:p><text:span text:style-name="T10">  ● Team organization – new</text:span></text:p>
            <text:p><text:span text:style-name="T10">     teams selected and named</text:span></text:p>
            <text:p>  ● Discuss approach and</text:p>
            <text:p>     methodology</text:p>
            <text:p>  ● Select roles: captain, scribe,</text:p>
            <text:p>     archivist &amp; spokesperson</text:p>
            <text:p>  ● Discuss program design,</text:p>
            <text:p>     how to get started...</text:p>
            <text:p/>
            <text:p>2. Team coding session...</text:p>
            <text:p/>
          </table:table-cell>
          <table:table-cell table:style-name="ce7" office:value-type="string" calcext:value-type="string">
            <text:p><text:span text:style-name="T1">1. Questions – leave no</text:span></text:p>
            <text:p><text:span text:style-name="T1">    teammate behind!</text:span></text:p>
            <text:p/>
            <text:p>2. Team coding session...</text:p>
            <text:p/>
            <text:p>3. Session wrap-up – what’s</text:p>
            <text:p>    going well, what’s in the way?</text:p>
          </table:table-cell>
          <table:table-cell office:value-type="string" calcext:value-type="string">
            <text:p><text:span text:style-name="T1">1. Questions – leave no</text:span></text:p>
            <text:p><text:span text:style-name="T1">    teammate behind!</text:span></text:p>
            <text:p/>
            <text:p>2. Team status reports (brief!) –</text:p>
            <text:p>  ● Class feedback &amp; help to</text:p>
            <text:p>     each team...</text:p>
            <text:p>  ● How is Ruby helping you to</text:p>
            <text:p>     rapid-prototype and develop?</text:p>
            <text:p/>
            <text:p>3. Team coding session...</text:p>
          </table:table-cell>
        </table:table-row>
        <table:table-row table:style-name="ro4">
          <table:table-cell/>
          <table:table-cell table:number-columns-repeated="5" table:style-name="ce5" office:value-type="string" calcext:value-type="string">
            <text:p>[ Lunch Break ]</text:p>
          </table:table-cell>
        </table:table-row>
        <table:table-row table:style-name="ro5">
          <table:table-cell office:value-type="string" calcext:value-type="string">
            <text:p><text:span text:style-name="T3">1:00pm</text:span></text:p>
            <text:p/>
            <text:p/>
            <text:p/>
            <text:p/>
            <text:p/>
            <text:p/>
            <text:p/>
            <text:p/>
            <text:p/>
            <text:p/>
            <text:p><text:span text:style-name="T4">Afternoon</text:span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<text:span text:style-name="T3">5:00pm</text:span></text:p>
          </table:table-cell>
          <table:table-cell office:value-type="string" calcext:value-type="string">
            <text:p>5. Intro to –</text:p>
            <text:p>  ● Metaprogramming</text:p>
            <text:p>  ● Reflection &amp; Introspection</text:p>
            <text:p/>
            <text:p>6. How Ruby finds &amp; invokes</text:p>
            <text:p>    methods</text:p>
            <text:p>  ● The method search process</text:p>
            <text:p>  ● The “missing method”</text:p>
            <text:p/>
            <text:p>7. Open Classes &amp; Modules:</text:p>
            <text:p>    the Monkeypatch and the</text:p>
            <text:p>    Mix-In revisited</text:p>
          </table:table-cell>
          <table:table-cell table:style-name="ce9" office:value-type="string" calcext:value-type="string">
            <text:p>3. Metaprogramming use cases</text:p>
            <text:p/>
            <text:p>4. Code walkthroughs:</text:p>
            <text:p>  ● Rails idioms</text:p>
          </table:table-cell>
          <table:table-cell office:value-type="string" calcext:value-type="string">
            <text:p>3. Team coding session...</text:p>
            <text:p/>
            <text:p>4. Session wrap-up – what’s</text:p>
            <text:p>    going well, what’s in the way?</text:p>
          </table:table-cell>
          <table:table-cell table:style-name="ce11" office:value-type="string" calcext:value-type="string">
            <text:p>Guest Speaker</text:p>
            <text:p><text:span text:style-name="T12">Special Presentation</text:span>:</text:p>
            <text:p>Participating in an</text:p>
            <text:p>Open Source Project</text:p>
          </table:table-cell>
          <table:table-cell office:value-type="string" calcext:value-type="string">
            <text:p>4. Team coding session...</text:p>
            <text:p>    Wrap-up! (~90 minutes)</text:p>
            <text:p/>
            <text:p>5. Team presentations of working</text:p>
            <text:p>    code/programs to class...</text:p>
            <text:p/>
            <text:p>6. Evaluations –</text:p>
            <text:p>  ● Best design</text:p>
            <text:p>  ● Best code/implementation</text:p>
            <text:p>  ● Best documentation</text:p>
            <text:p>  ● Best presentation</text:p>
            <text:p>  ● Best teamwork</text:p>
          </table:table-cell>
        </table:table-row>
      </table:table>
      <table:table table:name="R&amp;RB - Week 1" table:style-name="ta1">
        <table:table-column table:style-name="co7" table:default-cell-style-name="ce2"/>
        <table:table-column table:style-name="co8" table:number-columns-repeated="3" table:default-cell-style-name="ce12"/>
        <table:table-column table:style-name="co8" table:default-cell-style-name="Default"/>
        <table:table-column table:style-name="co8" table:default-cell-style-name="ce14"/>
        <table:table-row table:style-name="ro6">
          <table:table-cell table:style-name="ce1" office:value-type="string" calcext:value-type="string" table:number-columns-spanned="6" table:number-rows-spanned="1">
            <text:p>Ruby &amp; Rails Bootcamp</text:p>
            <text:p>Week 1</text:p>
          </table:table-cell>
          <table:covered-table-cell table:number-columns-repeated="3" table:style-name="Default"/>
          <table:covered-table-cell/>
          <table:covered-table-cell table:style-name="Default"/>
        </table:table-row>
        <table:table-row table:style-name="ro7">
          <table:table-cell table:style-name="Default"/>
          <table:table-cell table:style-name="ce3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</table:table-row>
        <table:table-row table:style-name="ro8">
          <table:table-cell office:value-type="string" calcext:value-type="string">
            <text:p><text:span text:style-name="T1">8:00am</text:span></text:p>
            <text:p/>
            <text:p/>
            <text:p/>
            <text:p/>
            <text:p/>
            <text:p/>
            <text:p/>
            <text:p/>
            <text:p/>
            <text:p/>
            <text:p><text:span text:style-name="T2">Morning</text:span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<text:span text:style-name="T1">11:30am</text:span></text:p>
          </table:table-cell>
          <table:table-cell office:value-type="string" calcext:value-type="string">
            <text:p>1. Introductions: instructor <text:span text:style-name="T15">and</text:span><text:span text:style-name="T6"> students</text:span></text:p>
            <text:p/>
            <text:p><text:span text:style-name="T6">2. Course overview – why are we here? What will we accomplish together?</text:span></text:p>
            <text:p/>
            <text:p><text:span text:style-name="T6">3. Setting the stage:</text:span></text:p>
            <text:p><text:span text:style-name="T6">  ● What is programming?</text:span></text:p>
            <text:p><text:span text:style-name="T6">  ● What is Ruby?</text:span></text:p>
            <text:p><text:span text:style-name="T6">  ● What's Ruby used for?</text:span></text:p>
            <text:p><text:span text:style-name="T6">  ● Why are you here?</text:span></text:p>
            <text:p><text:span text:style-name="T6">  ● What experience...?</text:span></text:p>
            <text:p><text:span text:style-name="T6">  ● What do you expect?</text:span></text:p>
            <text:p/>
            <text:p><text:span text:style-name="T6">4. Team-building...</text:span></text:p>
          </table:table-cell>
          <table:table-cell office:value-type="string" calcext:value-type="string">
            <text:p>1. Laptop orientation – Linux, login, command line (bash), Sublime Text (editing), creating our project directories</text:p>
            <text:p/>
            <text:p>2. Teams – we all help each other... no one left behind!</text:p>
            <text:p/>
            <text:p>3. Ruby ...</text:p>
            <text:p><text:span text:style-name="T6">  ● puts (output)</text:span></text:p>
            <text:p><text:span text:style-name="T6">  ● Strings, interpolation</text:span></text:p>
            <text:p><text:span text:style-name="T6">  ● Statements, expressions</text:span></text:p>
            <text:p><text:span text:style-name="T6">  ● Flow control</text:span></text:p>
            <text:p><text:span text:style-name="T6">  ● if/then/else and case</text:span></text:p>
            <text:p/>
            <text:p><text:span text:style-name="T6">4. Exercises – interactive!</text:span></text:p>
            <text:p><text:span text:style-name="T6">  ● irb</text:span></text:p>
          </table:table-cell>
          <table:table-cell office:value-type="string" calcext:value-type="string">
            <text:p>1. Questions – no one left behind!</text:p>
            <text:p/>
            <text:p>2. Calling “subroutines”</text:p>
            <text:p><text:span text:style-name="T6">  ● Method invocation</text:span></text:p>
            <text:p><text:span text:style-name="T6">  ● What is a message?</text:span></text:p>
            <text:p><text:span text:style-name="T6">  ● Arguments, parameters</text:span></text:p>
            <text:p/>
            <text:p><text:span text:style-name="T6">3. Data in more depth...</text:span></text:p>
            <text:p><text:span text:style-name="T6">  ● Data types?</text:span></text:p>
            <text:p><text:span text:style-name="T6">  ● Duck typing!</text:span></text:p>
            <text:p><text:span text:style-name="T6">  ● Ruby's built-in</text:span></text:p>
            <text:p><text:span text:style-name="T6">     Data Objects</text:span></text:p>
            <text:p/>
            <text:p><text:span text:style-name="T6">4. Exercises</text:span></text:p>
          </table:table-cell>
          <table:table-cell table:style-name="ce12" office:value-type="string" calcext:value-type="string">
            <text:p>1. Intro to Git</text:p>
            <text:p>  ● Initializing your</text:p>
            <text:p>     repository</text:p>
            <text:p>  ● Checking in source code</text:p>
            <text:p>  ● Repository status</text:p>
            <text:p/>
            <text:p>2. Introduction to our</text:p>
            <text:p>    Class Project/Lab #1 –</text:p>
            <text:p>  ● Team organization</text:p>
            <text:p>  ● Discussion of project</text:p>
            <text:p>  ● Clarifications</text:p>
            <text:p>  ● Expectations</text:p>
            <text:p>  ● Project setups</text:p>
          </table:table-cell>
          <table:table-cell office:value-type="string" calcext:value-type="string">
            <text:p>Class Project/Lab #1</text:p>
          </table:table-cell>
        </table:table-row>
        <table:table-row table:style-name="ro9">
          <table:table-cell/>
          <table:table-cell table:number-columns-repeated="5" table:style-name="ce5" office:value-type="string" calcext:value-type="string">
            <text:p>[ Lunch Break ]</text:p>
          </table:table-cell>
        </table:table-row>
        <table:table-row table:style-name="ro8">
          <table:table-cell office:value-type="string" calcext:value-type="string">
            <text:p><text:span text:style-name="T3">12:30pm</text:span></text:p>
            <text:p/>
            <text:p/>
            <text:p/>
            <text:p/>
            <text:p/>
            <text:p/>
            <text:p/>
            <text:p/>
            <text:p/>
            <text:p/>
            <text:p><text:span text:style-name="T4">Afternoon</text:span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<text:span text:style-name="T3">4:00pm</text:span></text:p>
          </table:table-cell>
          <table:table-cell office:value-type="string" calcext:value-type="string">
            <text:p>5. The Ruby programming language... from 5,000 feet</text:p>
            <text:p>  ● Just enough Ruby to</text:p>
            <text:p>     get us all started!</text:p>
            <text:p>  ● How to read Ruby</text:p>
            <text:p>     programs...</text:p>
            <text:p/>
            <text:p>6. Resources:</text:p>
            <text:p><text:span text:style-name="T6">  ● Laptops</text:span></text:p>
            <text:p><text:span text:style-name="T6">  ● Linux</text:span></text:p>
            <text:p><text:span text:style-name="T6">  ● Sublime Text (editor)</text:span></text:p>
            <text:p><text:span text:style-name="T6">  ● Command Line</text:span></text:p>
            <text:p><text:span text:style-name="T6">  ● Text books</text:span></text:p>
            <text:p><text:span text:style-name="T6">  ● Team!</text:span></text:p>
            <text:p/>
            <text:p><text:span text:style-name="T6">7. Exercises – getting good</text:span></text:p>
            <text:p><text:span text:style-name="T6">     with Sublime Text editor</text:span></text:p>
          </table:table-cell>
          <table:table-cell office:value-type="string" calcext:value-type="string">
            <text:p>5. Ruby …</text:p>
            <text:p><text:span text:style-name="T6">  ● gets (input)</text:span></text:p>
            <text:p><text:span text:style-name="T6">  ● iterators (for)</text:span></text:p>
            <text:p><text:span text:style-name="T6">  ● intro to Blocks</text:span></text:p>
            <text:p/>
            <text:p><text:span text:style-name="T6">6. Intro to OOPS...</text:span></text:p>
            <text:p><text:span text:style-name="T6">  ● What is an Object</text:span></text:p>
            <text:p><text:span text:style-name="T6">  ● Methods and Messages</text:span></text:p>
            <text:p/>
            <text:p><text:span text:style-name="T6">7. Ruby ...</text:span></text:p>
            <text:p><text:span text:style-name="T6">  ● Data – </text:span><text:span text:style-name="T9">everything</text:span><text:span text:style-name="T6"> is</text:span></text:p>
            <text:p><text:span text:style-name="T6">     an Object!</text:span></text:p>
            <text:p><text:span text:style-name="T6">  ● Why is this important?</text:span></text:p>
            <text:p/>
            <text:p><text:span text:style-name="T6">8. Exercises – coding!</text:span></text:p>
            <text:p><text:span text:style-name="T6">  ● Edit/test/debug cycle</text:span></text:p>
          </table:table-cell>
          <table:table-cell office:value-type="string" calcext:value-type="string">
            <text:p>5. Exercises – all afternoon!</text:p>
            <text:p><text:span text:style-name="T6">  ● Multiple exercises</text:span></text:p>
            <text:p><text:span text:style-name="T6">  ● Present to team</text:span></text:p>
            <text:p><text:span text:style-name="T6">  ● Reading/understanding</text:span></text:p>
            <text:p><text:span text:style-name="T6">     someone else's code...</text:span></text:p>
            <text:p><text:span text:style-name="T6">  ● Code review etiquette</text:span></text:p>
            <text:p><text:span text:style-name="T6">  ● How to work in and</text:span></text:p>
            <text:p><text:span text:style-name="T6">     contribute to a coding</text:span></text:p>
            <text:p><text:span text:style-name="T6">     team...</text:span></text:p>
          </table:table-cell>
          <table:table-cell table:style-name="ce13" office:value-type="string" calcext:value-type="string">
            <text:p>Industry Guest Speaker #1 – </text:p>
            <text:p>  Working in a Software</text:p>
            <text:p>  Development Team</text:p>
            <text:p>  and Agile Development</text:p>
          </table:table-cell>
          <table:table-cell office:value-type="string" calcext:value-type="string">
            <text:p>Class Project/Lab #1 (continued)</text:p>
          </table:table-cell>
        </table:table-row>
      </table:table>
      <table:table table:name="R&amp;RB - Week 2" table:style-name="ta1">
        <table:table-column table:style-name="co7" table:default-cell-style-name="ce2"/>
        <table:table-column table:style-name="co8" table:number-columns-repeated="4" table:default-cell-style-name="Default"/>
        <table:table-column table:style-name="co8" table:default-cell-style-name="ce14"/>
        <table:table-row table:style-name="ro6">
          <table:table-cell table:style-name="ce1" office:value-type="string" calcext:value-type="string" table:number-columns-spanned="6" table:number-rows-spanned="1">
            <text:p>Ruby &amp; Rails Bootcamp</text:p>
            <text:p>Week 2</text:p>
          </table:table-cell>
          <table:covered-table-cell table:number-columns-repeated="4"/>
          <table:covered-table-cell table:style-name="Default"/>
        </table:table-row>
        <table:table-row table:style-name="ro7">
          <table:table-cell table:style-name="Default"/>
          <table:table-cell table:style-name="ce3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</table:table-row>
        <table:table-row table:style-name="ro8">
          <table:table-cell office:value-type="string" calcext:value-type="string">
            <text:p><text:span text:style-name="T1">8:00am</text:span></text:p>
            <text:p/>
            <text:p/>
            <text:p/>
            <text:p/>
            <text:p/>
            <text:p/>
            <text:p/>
            <text:p/>
            <text:p/>
            <text:p/>
            <text:p><text:span text:style-name="T2">Morning</text:span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<text:span text:style-name="T1">11:30am</text:span></text:p>
          </table:table-cell>
          <table:table-cell table:style-name="ce12" office:value-type="string" calcext:value-type="string">
            <text:p>1. Drag your Lodgepole –</text:p>
            <text:p>    Keeping your bearings,</text:p>
            <text:p>    don't get lost!  Review...</text:p>
            <text:p/>
            <text:p>2. Data in the aggregate –</text:p>
            <text:p><text:span text:style-name="T6">  ● Arrays</text:span></text:p>
            <text:p><text:span text:style-name="T6">  ● Hashes</text:span></text:p>
            <text:p><text:span text:style-name="T6">  ● Strings &amp; encodings</text:span></text:p>
            <text:p><text:span text:style-name="T6">  ● Symbols</text:span></text:p>
            <text:p><text:span text:style-name="T6">  ● RegExps (intro)</text:span></text:p>
            <text:p><text:span text:style-name="T6">  ● Booleans</text:span></text:p>
            <text:p><text:span text:style-name="T6">  ● Numeric (all of 'em) :</text:span></text:p>
            <text:p><text:span text:style-name="T6">     Integer, Float, Bignum,</text:span></text:p>
            <text:p><text:span text:style-name="T6">     Fixnum, Rational,</text:span></text:p>
            <text:p><text:span text:style-name="T6">     Complex</text:span></text:p>
            <text:p><text:span text:style-name="T6">  ● Ranges</text:span></text:p>
            <text:p><text:span text:style-name="T6">  ● Enumerations</text:span></text:p>
            <text:p/>
            <text:p><text:span text:style-name="T6">3. Exercises</text:span></text:p>
          </table:table-cell>
          <table:table-cell table:style-name="ce12" office:value-type="string" calcext:value-type="string">
            <text:p>1. Ruby miscellanea –</text:p>
            <text:p>  ● Ruby command line</text:p>
            <text:p>  ● Ruby libraries &amp; includes</text:p>
            <text:p>  ● Environment variables</text:p>
            <text:p>  ● Rake</text:p>
            <text:p/>
            <text:p>2. Exercises</text:p>
          </table:table-cell>
          <table:table-cell table:style-name="ce12" office:value-type="string" calcext:value-type="string">
            <text:p>1. Files and I/O</text:p>
            <text:p>  ● Concept of a (Linux) file</text:p>
            <text:p>  ● Stream vs. Block</text:p>
            <text:p>  ● How to read a file</text:p>
            <text:p>  ● How to write a file</text:p>
            <text:p>  ● Marshalling</text:p>
            <text:p>  ● YAML and JSON, etc.</text:p>
          </table:table-cell>
          <table:table-cell table:style-name="ce14" office:value-type="string" calcext:value-type="string">
            <text:p>Class Project/Lab #1</text:p>
          </table:table-cell>
          <table:table-cell office:value-type="string" calcext:value-type="string">
            <text:p>Class Project/Lab #1</text:p>
          </table:table-cell>
        </table:table-row>
        <table:table-row table:style-name="ro9">
          <table:table-cell/>
          <table:table-cell table:number-columns-repeated="5" table:style-name="ce5" office:value-type="string" calcext:value-type="string">
            <text:p>[ Lunch Break ]</text:p>
          </table:table-cell>
        </table:table-row>
        <table:table-row table:style-name="ro8">
          <table:table-cell office:value-type="string" calcext:value-type="string">
            <text:p><text:span text:style-name="T3">12:30pm</text:span></text:p>
            <text:p/>
            <text:p/>
            <text:p/>
            <text:p/>
            <text:p/>
            <text:p/>
            <text:p/>
            <text:p/>
            <text:p/>
            <text:p/>
            <text:p><text:span text:style-name="T4">Afternoon</text:span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<text:span text:style-name="T3">4:00pm</text:span></text:p>
          </table:table-cell>
          <table:table-cell table:number-columns-repeated="3" table:style-name="ce14" office:value-type="string" calcext:value-type="string">
            <text:p>Class Project/Lab #1</text:p>
          </table:table-cell>
          <table:table-cell table:style-name="ce13" office:value-type="string" calcext:value-type="string">
            <text:p>Industry Guest Speaker #2 –</text:p>
            <text:p>  A Day in the Life of</text:p>
            <text:p>  a Ruby/Rails/Software</text:p>
            <text:p>  Developer</text:p>
          </table:table-cell>
          <table:table-cell office:value-type="string" calcext:value-type="string">
            <text:p>Class Project/Lab #1</text:p>
            <text:p>     concluded, with</text:p>
            <text:p>     Team Presentations</text:p>
            <text:p>      and Evaluations</text:p>
          </table:table-cell>
        </table:table-row>
      </table:table>
      <table:table table:name="R&amp;RB - Week 3" table:style-name="ta1">
        <table:table-column table:style-name="co7" table:default-cell-style-name="Default"/>
        <table:table-column table:style-name="co8" table:number-columns-repeated="5" table:default-cell-style-name="Default"/>
        <table:table-row table:style-name="ro6">
          <table:table-cell table:style-name="ce1" office:value-type="string" calcext:value-type="string" table:number-columns-spanned="6" table:number-rows-spanned="1">
            <text:p>Ruby &amp; Rails Bootcamp</text:p>
            <text:p>Week 3</text:p>
          </table:table-cell>
          <table:covered-table-cell table:number-columns-repeated="5"/>
        </table:table-row>
        <table:table-row table:style-name="ro7">
          <table:table-cell/>
          <table:table-cell table:style-name="ce3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</table:table-row>
        <table:table-row table:style-name="ro8">
          <table:table-cell table:style-name="ce2" office:value-type="string" calcext:value-type="string">
            <text:p><text:span text:style-name="T1">8:00am</text:span></text:p>
            <text:p/>
            <text:p/>
            <text:p/>
            <text:p/>
            <text:p/>
            <text:p/>
            <text:p/>
            <text:p/>
            <text:p/>
            <text:p/>
            <text:p><text:span text:style-name="T2">Morning</text:span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<text:span text:style-name="T1">11:30am</text:span></text:p>
          </table:table-cell>
          <table:table-cell table:style-name="ce12" office:value-type="string" calcext:value-type="string">
            <text:p>1. Drag your Lodgepole –</text:p>
            <text:p>     Keeping your bearings,</text:p>
            <text:p>     don't get lost!  Review...</text:p>
            <text:p/>
            <text:p>2. Variables</text:p>
            <text:p><text:span text:style-name="T6">  ● Scoping</text:span></text:p>
            <text:p><text:span text:style-name="T6">  ● Global vs. Local</text:span></text:p>
            <text:p><text:span text:style-name="T6">  ● Instance &amp; Class</text:span></text:p>
            <text:p><text:span text:style-name="T6">     (part of the object)</text:span></text:p>
            <text:p><text:span text:style-name="T6">  ● Closure (just a taste)</text:span></text:p>
            <text:p/>
            <text:p><text:span text:style-name="T6">3. Exercises</text:span></text:p>
          </table:table-cell>
          <table:table-cell table:style-name="ce12" office:value-type="string" calcext:value-type="string">
            <text:p>1. Ruby Gem: OptParse</text:p>
            <text:p>  ● Making your apps work</text:p>
            <text:p>     on the command line</text:p>
            <text:p>  ● A Gem in-depth</text:p>
            <text:p/>
            <text:p>2. Exercises</text:p>
          </table:table-cell>
          <table:table-cell table:style-name="ce14" office:value-type="string" calcext:value-type="string">
            <text:p>Introduction:</text:p>
            <text:p> Class Project/Lab #2 –</text:p>
            <text:p>  ● New teams</text:p>
            <text:p>  ● Selection of project</text:p>
            <text:p>  ● Getting (re)organized</text:p>
            <text:p>  ● Project setups</text:p>
          </table:table-cell>
          <table:table-cell table:style-name="ce12" office:value-type="string" calcext:value-type="string">
            <text:p>1. Regular Expressions</text:p>
            <text:p>     &amp; Pattern Matching –</text:p>
            <text:p>  ● What a RegEx?</text:p>
            <text:p>  ● What's it good for?</text:p>
            <text:p>  ● Syntax – a DSL</text:p>
            <text:p>  ● Applications – a very</text:p>
            <text:p>     powerful tool</text:p>
            <text:p/>
            <text:p>2. Exercises</text:p>
          </table:table-cell>
          <table:table-cell table:style-name="ce14" office:value-type="string" calcext:value-type="string">
            <text:p>Class Project/Lab #2 (continued)</text:p>
          </table:table-cell>
        </table:table-row>
        <table:table-row table:style-name="ro9">
          <table:table-cell table:style-name="ce2"/>
          <table:table-cell table:number-columns-repeated="5" table:style-name="ce5" office:value-type="string" calcext:value-type="string">
            <text:p>[ Lunch Break ]</text:p>
          </table:table-cell>
        </table:table-row>
        <table:table-row table:style-name="ro8">
          <table:table-cell table:style-name="ce2" office:value-type="string" calcext:value-type="string">
            <text:p><text:span text:style-name="T3">12:30pm</text:span></text:p>
            <text:p/>
            <text:p/>
            <text:p/>
            <text:p/>
            <text:p/>
            <text:p/>
            <text:p/>
            <text:p/>
            <text:p/>
            <text:p/>
            <text:p><text:span text:style-name="T4">Afternoon</text:span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<text:span text:style-name="T3">4:00pm</text:span></text:p>
          </table:table-cell>
          <table:table-cell table:style-name="ce12" office:value-type="string" calcext:value-type="string">
            <text:p>1. Introduction &amp; Orientation</text:p>
            <text:p>     to Rails</text:p>
            <text:p>  ● What is a Framework?</text:p>
            <text:p>  ● Why use it?</text:p>
            <text:p>  ● Convention over</text:p>
            <text:p>      configuration?</text:p>
            <text:p/>
            <text:p>2. Rails installation</text:p>
            <text:p>     and setup</text:p>
            <text:p/>
            <text:p>3. Exercises</text:p>
          </table:table-cell>
          <table:table-cell table:style-name="ce12" office:value-type="string" calcext:value-type="string">
            <text:p>1. More Rails</text:p>
            <text:p>  ● Project directory tree</text:p>
            <text:p>     structure</text:p>
            <text:p>  ● Files – where is stuff?</text:p>
            <text:p/>
            <text:p>2. Exercises</text:p>
          </table:table-cell>
          <table:table-cell table:style-name="ce14" office:value-type="string" calcext:value-type="string">
            <text:p>Class Project/Lab #2</text:p>
          </table:table-cell>
          <table:table-cell table:style-name="ce15" office:value-type="string" calcext:value-type="string">
            <text:p>Industry Guest Speaker #3 –</text:p>
            <text:p>  Getting Along with</text:p>
            <text:p>  Difficult People:</text:p>
            <text:p>    like”Sheldon” and</text:p>
            <text:p>    other nerds... or are</text:p>
            <text:p>    <text:span text:style-name="T15">you</text:span> one yourself?</text:p>
            <text:p>    – A SW Team Survival</text:p>
            <text:p>       Guide</text:p>
          </table:table-cell>
          <table:table-cell table:style-name="ce14" office:value-type="string" calcext:value-type="string">
            <text:p>Class Project/Lab #2 (continued)</text:p>
          </table:table-cell>
        </table:table-row>
        <table:table-row table:style-name="ro10">
          <table:table-cell table:number-columns-repeated="6"/>
        </table:table-row>
        <table:table-row table:style-name="ro11">
          <table:table-cell table:number-columns-repeated="6"/>
        </table:table-row>
        <table:table-row table:style-name="ro10">
          <table:table-cell table:number-columns-repeated="6"/>
        </table:table-row>
      </table:table>
      <table:table table:name="R&amp;RB - Week 4" table:style-name="ta1">
        <table:table-column table:style-name="co7" table:default-cell-style-name="ce2"/>
        <table:table-column table:style-name="co8" table:number-columns-repeated="4" table:default-cell-style-name="Default"/>
        <table:table-column table:style-name="co8" table:default-cell-style-name="ce14"/>
        <table:table-row table:style-name="ro6">
          <table:table-cell table:style-name="ce1" office:value-type="string" calcext:value-type="string" table:number-columns-spanned="6" table:number-rows-spanned="1">
            <text:p>Ruby &amp; Rails Bootcamp</text:p>
            <text:p>Week 4</text:p>
          </table:table-cell>
          <table:covered-table-cell table:number-columns-repeated="4"/>
          <table:covered-table-cell table:style-name="Default"/>
        </table:table-row>
        <table:table-row table:style-name="ro7">
          <table:table-cell table:style-name="Default"/>
          <table:table-cell table:style-name="ce3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</table:table-row>
        <table:table-row table:style-name="ro8">
          <table:table-cell office:value-type="string" calcext:value-type="string">
            <text:p><text:span text:style-name="T1">8:00am</text:span></text:p>
            <text:p/>
            <text:p/>
            <text:p/>
            <text:p/>
            <text:p/>
            <text:p/>
            <text:p/>
            <text:p/>
            <text:p/>
            <text:p/>
            <text:p><text:span text:style-name="T2">Morning</text:span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<text:span text:style-name="T1">11:30am</text:span></text:p>
          </table:table-cell>
          <table:table-cell table:style-name="ce12" office:value-type="string" calcext:value-type="string">
            <text:p>1. Drag your Lodgepole –</text:p>
            <text:p>     Keeping your bearings,</text:p>
            <text:p>     don't get lost!  Review...</text:p>
            <text:p/>
            <text:p>2. Handling “errors”</text:p>
            <text:p>  ● Exceptions</text:p>
            <text:p>  ● throw and catch</text:p>
            <text:p/>
            <text:p>3. Exercises</text:p>
          </table:table-cell>
          <table:table-cell table:style-name="ce12" office:value-type="string" calcext:value-type="string">
            <text:p>1. <text:span text:style-name="T6">Guide to the Ruby</text:span></text:p>
            <text:p><text:span text:style-name="T6">    Standard Library</text:span></text:p>
            <text:p/>
            <text:p><text:span text:style-name="T6">2. Require, require_relative,</text:span></text:p>
            <text:p><text:span text:style-name="T6">     include</text:span></text:p>
            <text:p/>
            <text:p>3. Ruby Gems</text:p>
            <text:p/>
            <text:p>4. Exercises</text:p>
          </table:table-cell>
          <table:table-cell table:style-name="ce12" office:value-type="string" calcext:value-type="string">
            <text:p>1. pry (vs. irb)</text:p>
            <text:p/>
            <text:p>2. Debugging</text:p>
            <text:p/>
            <text:p>3. Exercises</text:p>
          </table:table-cell>
          <table:table-cell table:style-name="ce12" office:value-type="string" calcext:value-type="string">
            <text:p>1. Classes &amp; Objects,</text:p>
            <text:p>     ...seriously</text:p>
            <text:p>  ● Inheritance</text:p>
            <text:p>  ● Modules and Mixins</text:p>
            <text:p>  ● Iterators and the</text:p>
            <text:p>     Enumerable Module</text:p>
            <text:p/>
            <text:p>2. Exercises</text:p>
          </table:table-cell>
          <table:table-cell office:value-type="string" calcext:value-type="string">
            <text:p>Class Project/Lab #1</text:p>
          </table:table-cell>
        </table:table-row>
        <table:table-row table:style-name="ro9">
          <table:table-cell/>
          <table:table-cell table:number-columns-repeated="5" table:style-name="ce5" office:value-type="string" calcext:value-type="string">
            <text:p>[ Lunch Break ]</text:p>
          </table:table-cell>
        </table:table-row>
        <table:table-row table:style-name="ro8">
          <table:table-cell office:value-type="string" calcext:value-type="string">
            <text:p><text:span text:style-name="T3">12:30pm</text:span></text:p>
            <text:p/>
            <text:p/>
            <text:p/>
            <text:p/>
            <text:p/>
            <text:p/>
            <text:p/>
            <text:p/>
            <text:p/>
            <text:p/>
            <text:p><text:span text:style-name="T4">Afternoon</text:span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<text:span text:style-name="T3">4:00pm</text:span></text:p>
          </table:table-cell>
          <table:table-cell table:number-columns-repeated="3" table:style-name="ce14" office:value-type="string" calcext:value-type="string">
            <text:p>Class Project/Lab #1</text:p>
          </table:table-cell>
          <table:table-cell table:style-name="ce15" office:value-type="string" calcext:value-type="string">
            <text:p>Industry Guest Speaker #4 –</text:p>
            <text:p>  Software Projects</text:p>
            <text:p>  and Products:</text:p>
            <text:p>    The Big Picture:</text:p>
            <text:p>    (management, the PM,</text:p>
            <text:p>     business stakeholders,</text:p>
            <text:p>     the testing team, the</text:p>
            <text:p>     support &amp; help desk,</text:p>
            <text:p>     users &amp; customers)</text:p>
          </table:table-cell>
          <table:table-cell office:value-type="string" calcext:value-type="string">
            <text:p>Class Project/Lab #1</text:p>
            <text:p>  completed, with team</text:p>
            <text:p>  presentations</text:p>
          </table:table-cell>
        </table:table-row>
      </table:table>
      <table:table table:name="R&amp;RB - Week 5" table:style-name="ta1">
        <table:table-column table:style-name="co7" table:default-cell-style-name="ce2"/>
        <table:table-column table:style-name="co8" table:number-columns-repeated="2" table:default-cell-style-name="Default"/>
        <table:table-column table:style-name="co8" table:default-cell-style-name="ce14"/>
        <table:table-column table:style-name="co8" table:default-cell-style-name="Default"/>
        <table:table-column table:style-name="co8" table:default-cell-style-name="ce14"/>
        <table:table-row table:style-name="ro6">
          <table:table-cell table:style-name="ce1" office:value-type="string" calcext:value-type="string" table:number-columns-spanned="6" table:number-rows-spanned="1">
            <text:p>Ruby &amp; Rails Bootcamp</text:p>
            <text:p>Week 5</text:p>
          </table:table-cell>
          <table:covered-table-cell table:number-columns-repeated="2"/>
          <table:covered-table-cell table:style-name="Default"/>
          <table:covered-table-cell/>
          <table:covered-table-cell table:style-name="Default"/>
        </table:table-row>
        <table:table-row table:style-name="ro7">
          <table:table-cell table:style-name="Default"/>
          <table:table-cell table:style-name="ce3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</table:table-row>
        <table:table-row table:style-name="ro8">
          <table:table-cell office:value-type="string" calcext:value-type="string">
            <text:p><text:span text:style-name="T1">8:00am</text:span></text:p>
            <text:p/>
            <text:p/>
            <text:p/>
            <text:p/>
            <text:p/>
            <text:p/>
            <text:p/>
            <text:p/>
            <text:p/>
            <text:p/>
            <text:p><text:span text:style-name="T2">Morning</text:span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<text:span text:style-name="T1">11:30am</text:span></text:p>
          </table:table-cell>
          <table:table-cell table:style-name="ce12" office:value-type="string" calcext:value-type="string">
            <text:p>1. Drag your Lodgepole –</text:p>
            <text:p>     Keeping your bearings,</text:p>
            <text:p>     don't get lost!  Review...</text:p>
            <text:p/>
            <text:p>2. Kinds of Ruby –</text:p>
            <text:p>  ● MRI</text:p>
            <text:p>  ● JRuby</text:p>
            <text:p>  ● dRuby</text:p>
            <text:p>  ● rubius</text:p>
            <text:p>  ● Iron Ruby</text:p>
            <text:p/>
            <text:p>3. Interpreted vs.</text:p>
            <text:p>     Compiled</text:p>
            <text:p/>
            <text:p>4. Benchmarking and</text:p>
            <text:p>     performance coverage</text:p>
            <text:p/>
            <text:p>5. Exercises</text:p>
          </table:table-cell>
          <table:table-cell table:style-name="ce12" office:value-type="string" calcext:value-type="string">
            <text:p>1. <text:span text:style-name="T6">Crafting Classes,</text:span></text:p>
            <text:p><text:span text:style-name="T6">     Modules and Methods</text:span></text:p>
            <text:p><text:span text:style-name="T6">     – in depth</text:span></text:p>
            <text:p><text:span text:style-name="T6">  ● Private, public, protected</text:span></text:p>
            <text:p><text:span text:style-name="T6">  ● ...and what is </text:span><text:span text:style-name="T9">self</text:span><text:span text:style-name="T6">?</text:span></text:p>
            <text:p/>
            <text:p>2. Exercises</text:p>
          </table:table-cell>
          <table:table-cell office:value-type="string" calcext:value-type="string">
            <text:p>Class Project/Lab #2</text:p>
          </table:table-cell>
          <table:table-cell table:style-name="ce14" office:value-type="string" calcext:value-type="string">
            <text:p>Class Project/Lab #2</text:p>
          </table:table-cell>
          <table:table-cell office:value-type="string" calcext:value-type="string">
            <text:p>Class Project/Lab #2</text:p>
          </table:table-cell>
        </table:table-row>
        <table:table-row table:style-name="ro9">
          <table:table-cell/>
          <table:table-cell table:number-columns-repeated="5" table:style-name="ce5" office:value-type="string" calcext:value-type="string">
            <text:p>[ Lunch Break ]</text:p>
          </table:table-cell>
        </table:table-row>
        <table:table-row table:style-name="ro8">
          <table:table-cell office:value-type="string" calcext:value-type="string">
            <text:p><text:span text:style-name="T3">12:30pm</text:span></text:p>
            <text:p/>
            <text:p/>
            <text:p/>
            <text:p/>
            <text:p/>
            <text:p/>
            <text:p/>
            <text:p/>
            <text:p/>
            <text:p/>
            <text:p><text:span text:style-name="T4">Afternoon</text:span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<text:span text:style-name="T3">4:00pm</text:span></text:p>
          </table:table-cell>
          <table:table-cell table:style-name="ce13" office:value-type="string" calcext:value-type="string">
            <text:p>Industry Guest Speaker #5 –</text:p>
            <text:p>  Rails – The Structure of</text:p>
            <text:p>  the Framework</text:p>
          </table:table-cell>
          <table:table-cell table:style-name="ce14" office:value-type="string" calcext:value-type="string">
            <text:p>Class Project/Lab #2</text:p>
          </table:table-cell>
          <table:table-cell office:value-type="string" calcext:value-type="string">
            <text:p>Class Project/Lab #2</text:p>
          </table:table-cell>
          <table:table-cell table:style-name="ce15" office:value-type="string" calcext:value-type="string">
            <text:p>Industry Guest Speaker #6 –</text:p>
            <text:p>  Software Economics</text:p>
            <text:p>  and Business:</text:p>
            <text:p>    ● Entrepreneurship</text:p>
            <text:p>    ● Corporate Life</text:p>
            <text:p>    ● Marketing Realities</text:p>
            <text:p>    ● Minimum Value</text:p>
            <text:p>       Proposition (MVP)</text:p>
          </table:table-cell>
          <table:table-cell office:value-type="string" calcext:value-type="string">
            <text:p>Class Project/Lab #2</text:p>
            <text:p>  (continued)</text:p>
          </table:table-cell>
        </table:table-row>
      </table:table>
      <table:table table:name="R&amp;RB - Week 6" table:style-name="ta1">
        <table:table-column table:style-name="co7" table:default-cell-style-name="ce2"/>
        <table:table-column table:style-name="co8" table:number-columns-repeated="4" table:default-cell-style-name="Default"/>
        <table:table-column table:style-name="co8" table:default-cell-style-name="ce14"/>
        <table:table-row table:style-name="ro6">
          <table:table-cell table:style-name="ce1" office:value-type="string" calcext:value-type="string" table:number-columns-spanned="6" table:number-rows-spanned="1">
            <text:p>Ruby &amp; Rails Bootcamp</text:p>
            <text:p>Week 6</text:p>
          </table:table-cell>
          <table:covered-table-cell table:number-columns-repeated="4"/>
          <table:covered-table-cell table:style-name="Default"/>
        </table:table-row>
        <table:table-row table:style-name="ro7">
          <table:table-cell table:style-name="Default"/>
          <table:table-cell table:style-name="ce3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</table:table-row>
        <table:table-row table:style-name="ro8">
          <table:table-cell office:value-type="string" calcext:value-type="string">
            <text:p><text:span text:style-name="T1">8:00am</text:span></text:p>
            <text:p/>
            <text:p/>
            <text:p/>
            <text:p/>
            <text:p/>
            <text:p/>
            <text:p/>
            <text:p/>
            <text:p/>
            <text:p/>
            <text:p><text:span text:style-name="T2">Morning</text:span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<text:span text:style-name="T1">11:30am</text:span></text:p>
          </table:table-cell>
          <table:table-cell table:style-name="ce12" office:value-type="string" calcext:value-type="string">
            <text:p>1. Drag your Lodgepole –</text:p>
            <text:p>     Keeping your bearings,</text:p>
            <text:p>     don't get lost!  Review...</text:p>
            <text:p/>
            <text:p>2.  “Everything is an Object”</text:p>
            <text:p>  ● What does this mean?</text:p>
            <text:p/>
            <text:p>3. Metaprogramming and</text:p>
            <text:p>     Reflection</text:p>
            <text:p/>
            <text:p>4. Exercises</text:p>
          </table:table-cell>
          <table:table-cell table:style-name="ce12" office:value-type="string" calcext:value-type="string">
            <text:p>1. <text:span text:style-name="T6">Test- and Behavior-</text:span></text:p>
            <text:p>     Driven Development</text:p>
            <text:p>  ● What is it?</text:p>
            <text:p>  ● Why do it?</text:p>
            <text:p>  ● Contrast: Debugging</text:p>
            <text:p>      vs. TDD/BDD</text:p>
            <text:p>  ● Concepts:</text:p>
            <text:p>     – Unit Testing</text:p>
            <text:p>     – Behavioral Testing</text:p>
            <text:p/>
            <text:p>2. Exercises</text:p>
          </table:table-cell>
          <table:table-cell table:style-name="ce12" office:value-type="string" calcext:value-type="string">
            <text:p>1. Development by testing</text:p>
            <text:p>      first</text:p>
            <text:p>  ● What to test?</text:p>
            <text:p>  ● How to test it?</text:p>
            <text:p>  ● Writing good tests</text:p>
            <text:p>  ● Test coverage</text:p>
            <text:p>  ● Start with red,</text:p>
            <text:p>     test to green...</text:p>
            <text:p>     Lather, rinse, repeat...</text:p>
            <text:p/>
            <text:p>2. The Software</text:p>
            <text:p>     Development Cycle</text:p>
            <text:p/>
            <text:p>2. Exercises</text:p>
          </table:table-cell>
          <table:table-cell table:style-name="ce14" office:value-type="string" calcext:value-type="string">
            <text:p>Class Project/Lab #2</text:p>
          </table:table-cell>
          <table:table-cell office:value-type="string" calcext:value-type="string">
            <text:p>Class Project/Lab #2</text:p>
            <text:p>  (completions)</text:p>
          </table:table-cell>
        </table:table-row>
        <table:table-row table:style-name="ro9">
          <table:table-cell/>
          <table:table-cell table:number-columns-repeated="5" table:style-name="ce5" office:value-type="string" calcext:value-type="string">
            <text:p>[ Lunch Break ]</text:p>
          </table:table-cell>
        </table:table-row>
        <table:table-row table:style-name="ro8">
          <table:table-cell office:value-type="string" calcext:value-type="string">
            <text:p><text:span text:style-name="T3">12:30pm</text:span></text:p>
            <text:p/>
            <text:p/>
            <text:p/>
            <text:p/>
            <text:p/>
            <text:p/>
            <text:p/>
            <text:p/>
            <text:p/>
            <text:p/>
            <text:p><text:span text:style-name="T4">Afternoon</text:span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<text:span text:style-name="T3">4:00pm</text:span></text:p>
          </table:table-cell>
          <table:table-cell table:number-columns-repeated="3" table:style-name="ce14" office:value-type="string" calcext:value-type="string">
            <text:p>Class Project/Lab #2</text:p>
          </table:table-cell>
          <table:table-cell table:style-name="ce16" office:value-type="string" calcext:value-type="string">
            <text:p>Industry Guest Speaker #7 –</text:p>
            <text:p>Professional Development: </text:p>
            <text:p>  ● Resumes</text:p>
            <text:p>  ● LinkedIn</text:p>
            <text:p>  ● Prof. Associations</text:p>
            <text:p>  ● Employment Agencies</text:p>
            <text:p>  ● Job Fairs</text:p>
            <text:p>  ● Interviewing</text:p>
            <text:p>  ● Salary &amp; Compensation</text:p>
            <text:p>  ● Your Network</text:p>
          </table:table-cell>
          <table:table-cell office:value-type="string" calcext:value-type="string">
            <text:p>Class Project/Lab #2</text:p>
            <text:p>     concluded, with</text:p>
            <text:p>     Team Presentations</text:p>
            <text:p/>
            <text:p>Class Wrap-Up</text:p>
            <text:p>  &amp; Evaluation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ZSongS-Extended(SIP)" svg:font-family="FZSongS-Extended(SIP)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FZSongS-Extended(SIP)" style:font-family-asian="FZSongS-Extended(SIP)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25in" fo:margin-bottom="0.25in" fo:margin-left="0.15in" fo:margin-right="0.15in" style:shadow="none" fo:background-color="transparent" style:table-centering="both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svg:height="0.1402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font-size="8pt" fo:font-style="italic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right>
          <text:p><text:span text:style-name="MT1">rev. 1.00 (</text:span><text:span text:style-name="MT1"><text:date style:data-style-name="N2" text:date-value="2014-08-12">00/00/0000</text:date></text:span><text:span text:style-name="MT1">)</text:span></text:p>
        </style:region-right>
      </style:footer>
      <style:footer-left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2">00/00/0000</text:date>, <text:time style:data-style-name="N2" text:time-value="14:42:56.0166770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rin Ricker</meta:initial-creator>
    <meta:creation-date>2013-08-30T07:43:48</meta:creation-date>
    <dc:date>2014-08-12T14:47:09.955884860</dc:date>
    <dc:creator>Lorin Ricker</dc:creator>
    <meta:editing-duration>P1DT7H36M46S</meta:editing-duration>
    <meta:editing-cycles>86</meta:editing-cycles>
    <meta:generator>LibreOffice/4.2.4.2$Linux_X86_64 LibreOffice_project/420m0$Build-2</meta:generator>
    <meta:document-statistic meta:table-count="10" meta:cell-count="230" meta:object-count="0"/>
  </office:meta>
</office:document-meta>
</file>